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ecedario" svg:font-family="Abecedario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5in" style:rel-column-width="7343*"/>
    </style:style>
    <style:style style:name="Table1.B" style:family="table-column">
      <style:table-column-properties style:column-width="1.4306in" style:rel-column-width="14007*"/>
    </style:style>
    <style:style style:name="Table1.C" style:family="table-column">
      <style:table-column-properties style:column-width="2.8389in" style:rel-column-width="27796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1.3111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694in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urisa" fo:font-weight="bold" officeooo:rsid="001c8083" officeooo:paragraph-rsid="001c808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Purisa" fo:font-weight="bold" officeooo:rsid="001b49a1" officeooo:paragraph-rsid="001b49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urisa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urisa" fo:font-weight="bold" officeooo:paragraph-rsid="001c2160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126in" fo:min-width="0.8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72in" fo:min-width="0.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#sides</text:p>
          </table:table-cell>
          <table:table-cell table:style-name="Table1.B1" office:value-type="string">
            <text:p text:style-name="P2">Name</text:p>
          </table:table-cell>
          <table:table-cell table:style-name="Table1.C1" office:value-type="string">
            <text:p text:style-name="P2">Draw it!</text:p>
          </table:table-cell>
          <table:table-cell table:style-name="Table1.D1" office:value-type="string">
            <text:p text:style-name="P2">External Angle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Triangle</text:p>
          </table:table-cell>
          <table:table-cell table:style-name="Table1.C3" office:value-type="string">
            <text:p text:style-name="P3"><draw:custom-shape text:anchor-type="paragraph" draw:z-index="1" draw:name="Shape2" draw:style-name="gr2" draw:text-style-name="P6" svg:width="0.7988in" svg:height="0.6807in" svg:x="0.9535in" svg:y="0.2492in"><text:p/><draw:enhanced-geometry svg:viewBox="0 0 21600 21600" draw:glue-points="?f0 0 ?f1 10800 0 21600 10800 21600 21600 21600 ?f7 10800" draw:text-areas="?f1 10800 ?f2 18000 ?f3 7200 ?f4 21600" draw:type="isosceles-triangle" draw:modifiers="10883.005977796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    </table:table-cell>
          <table:table-cell table:style-name="Table1.D5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Square</text:p>
          </table:table-cell>
          <table:table-cell table:style-name="Table1.C3" office:value-type="string">
            <text:p text:style-name="P3"><draw:custom-shape text:anchor-type="paragraph" draw:z-index="0" draw:name="Shape1" draw:style-name="gr1" draw:text-style-name="P5" svg:width="0.813in" svg:height="0.813in" svg:x="0.9638in" svg:y="0.11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D5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...</text:p>
          </table:table-cell>
          <table:table-cell table:style-name="Table1.A2" office:value-type="string">
            <text:p text:style-name="P4">...</text:p>
          </table:table-cell>
          <table:table-cell table:style-name="Table1.A2" office:value-type="string">
            <text:p text:style-name="P4">...</text:p>
          </table:table-cell>
          <table:table-cell table:style-name="Table1.D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...</text:p>
          </table:table-cell>
          <table:table-cell table:style-name="Table1.A2" office:value-type="string">
            <text:p text:style-name="P4">...</text:p>
          </table:table-cell>
          <table:table-cell table:style-name="Table1.A2" office:value-type="string">
            <text:p text:style-name="P4">...</text:p>
          </table:table-cell>
          <table:table-cell table:style-name="Table1.D5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ecedario" svg:font-family="Abecedario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11:23.597797858</meta:creation-date>
    <dc:date>2017-03-27T12:34:20.478608268</dc:date>
    <meta:editing-duration>PT12M2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16" meta:character-count="66" meta:non-whitespace-character-count="64"/>
  </office:meta>
</office:document-meta>
</file>